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2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45041666666667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2.48708333333333cm"/>
    </style:style>
    <style:style style:name="co13" style:family="table-column">
      <style:table-column-properties fo:break-before="auto" style:column-width="2.69875cm"/>
    </style:style>
    <style:style style:name="co14" style:family="table-column">
      <style:table-column-properties fo:break-before="auto" style:column-width="4.365625cm"/>
    </style:style>
    <style:style style:name="co15" style:family="table-column">
      <style:table-column-properties fo:break-before="auto" style:column-width="2.09020833333333cm"/>
    </style:style>
    <style:style style:name="co16" style:family="table-column">
      <style:table-column-properties fo:break-before="auto" style:column-width="2.43416666666667cm"/>
    </style:style>
    <style:style style:name="ro1" style:family="table-row">
      <style:table-row-properties style:row-height="32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19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107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35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2" table:default-cell-style-name="ce1"/>
        <table:table-row table:style-name="ro1">
          <table:table-cell office:value-type="string" table:number-columns-spanned="14" table:number-rows-spanned="1" table:style-name="ce15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2"/>
          <table:table-cell table:number-columns-repeated="16370"/>
        </table:table-row>
        <table:table-row table:style-name="ro3">
          <table:table-cell office:value-type="string" table:style-name="ce3">
            <text:p><text:span text:style-name="T4">單位：新臺幣千元，卡</text:span></text:p>
          </table:table-cell>
          <table:table-cell table:number-columns-repeated="5" table:style-name="ce4"/>
          <table:table-cell office:value-type="string" table:style-name="ce5">
            <text:p>資料月份：111 年7 月</text:p>
          </table:table-cell>
          <table:table-cell table:number-columns-repeated="6" table:style-name="ce4"/>
          <table:table-cell table:style-name="ce6"/>
          <table:table-cell table:number-columns-repeated="16370"/>
        </table:table-row>
        <table:table-row table:style-name="ro4">
          <table:table-cell office:value-type="string" table:style-name="ce7">
            <text:p><text:span text:style-name="T4">金融機構名稱　</text:span></text:p>
          </table:table-cell>
          <table:table-cell office:value-type="string" table:style-name="ce8">
            <text:p><text:span text:style-name="T4">流通卡數　　　</text:span></text:p>
          </table:table-cell>
          <table:table-cell office:value-type="string" table:style-name="ce8">
            <text:p><text:span text:style-name="T4">有效卡數　　　</text:span></text:p>
          </table:table-cell>
          <table:table-cell office:value-type="string" table:style-name="ce8">
            <text:p><text:span text:style-name="T4">當月發卡數　　　</text:span></text:p>
          </table:table-cell>
          <table:table-cell office:value-type="string" table:style-name="ce8">
            <text:p><text:span text:style-name="T4">當月停卡數　　　</text:span></text:p>
          </table:table-cell>
          <table:table-cell office:value-type="string" table:style-name="ce8">
            <text:p><text:span text:style-name="T4">循環信用餘額　　</text:span></text:p>
          </table:table-cell>
          <table:table-cell office:value-type="string" table:style-name="ce8">
            <text:p><text:span text:style-name="T4">未到期分期付款餘額　</text:span></text:p>
          </table:table-cell>
          <table:table-cell office:value-type="string" table:style-name="ce8">
            <text:p><text:span text:style-name="T4">當月簽帳金額　　</text:span></text:p>
          </table:table-cell>
          <table:table-cell office:value-type="string" table:style-name="ce8">
            <text:p><text:span text:style-name="T4">當月預借現金金額　　</text:span></text:p>
          </table:table-cell>
          <table:table-cell office:value-type="string" table:style-name="ce8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8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8">
            <text:p><text:span text:style-name="T4">備抵呆帳提足率</text:span>(%)<text:s/></text:p>
          </table:table-cell>
          <table:table-cell office:value-type="string" table:style-name="ce8">
            <text:p><text:span text:style-name="T4">當月轉銷呆帳金額　</text:span><text:s/></text:p>
          </table:table-cell>
          <table:table-cell office:value-type="string" table:style-name="ce8">
            <text:p><text:span text:style-name="T4">當年度轉銷呆帳金額累計至資料月份</text:span></text:p>
          </table:table-cell>
          <table:table-cell table:number-columns-repeated="16370" table:style-name="ce9"/>
        </table:table-row>
        <table:table-row table:style-name="ro5">
          <table:table-cell office:value-type="string" table:style-name="ce10">
            <text:p><text:span text:style-name="T4">臺灣銀行</text:span></text:p>
          </table:table-cell>
          <table:table-cell office:value-type="float" office:value="237407" table:style-name="ce11">
            <text:p>237,407</text:p>
          </table:table-cell>
          <table:table-cell office:value-type="float" office:value="116659" table:style-name="ce11">
            <text:p>116,659</text:p>
          </table:table-cell>
          <table:table-cell office:value-type="float" office:value="1922" table:style-name="ce11">
            <text:p>1,922</text:p>
          </table:table-cell>
          <table:table-cell office:value-type="float" office:value="2300" table:style-name="ce11">
            <text:p>2,300</text:p>
          </table:table-cell>
          <table:table-cell office:value-type="float" office:value="162090" table:style-name="ce11">
            <text:p>162,090</text:p>
          </table:table-cell>
          <table:table-cell office:value-type="float" office:value="66955" table:style-name="ce11">
            <text:p>66,955</text:p>
          </table:table-cell>
          <table:table-cell office:value-type="float" office:value="1272866" table:style-name="ce11">
            <text:p>1,272,866</text:p>
          </table:table-cell>
          <table:table-cell office:value-type="float" office:value="541" table:style-name="ce11">
            <text:p>541</text:p>
          </table:table-cell>
          <table:table-cell office:value-type="float" office:value="7.0000000000000007E-2" table:style-name="ce12">
            <text:p>0.07</text:p>
          </table:table-cell>
          <table:table-cell office:value-type="float" office:value="0.01" table:style-name="ce12">
            <text:p>0.01</text:p>
          </table:table-cell>
          <table:table-cell office:value-type="float" office:value="1404.48" table:style-name="ce12">
            <text:p>1,404.48</text:p>
          </table:table-cell>
          <table:table-cell office:value-type="float" office:value="300" table:style-name="ce11">
            <text:p>300</text:p>
          </table:table-cell>
          <table:table-cell office:value-type="float" office:value="2652" table:style-name="ce11">
            <text:p>2,652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臺灣土地銀行</text:span></text:p>
          </table:table-cell>
          <table:table-cell office:value-type="float" office:value="365260" table:style-name="ce11">
            <text:p>365,260</text:p>
          </table:table-cell>
          <table:table-cell office:value-type="float" office:value="147828" table:style-name="ce11">
            <text:p>147,828</text:p>
          </table:table-cell>
          <table:table-cell office:value-type="float" office:value="2291" table:style-name="ce11">
            <text:p>2,291</text:p>
          </table:table-cell>
          <table:table-cell office:value-type="float" office:value="4460" table:style-name="ce11">
            <text:p>4,460</text:p>
          </table:table-cell>
          <table:table-cell office:value-type="float" office:value="341310" table:style-name="ce11">
            <text:p>341,310</text:p>
          </table:table-cell>
          <table:table-cell office:value-type="float" office:value="105818" table:style-name="ce11">
            <text:p>105,818</text:p>
          </table:table-cell>
          <table:table-cell office:value-type="float" office:value="918657" table:style-name="ce11">
            <text:p>918,657</text:p>
          </table:table-cell>
          <table:table-cell office:value-type="float" office:value="662" table:style-name="ce11">
            <text:p>662</text:p>
          </table:table-cell>
          <table:table-cell office:value-type="float" office:value="0.23" table:style-name="ce12">
            <text:p>0.23</text:p>
          </table:table-cell>
          <table:table-cell office:value-type="float" office:value="0.22" table:style-name="ce12">
            <text:p>0.22</text:p>
          </table:table-cell>
          <table:table-cell office:value-type="float" office:value="798.35" table:style-name="ce12">
            <text:p>798.35</text:p>
          </table:table-cell>
          <table:table-cell office:value-type="float" office:value="1054" table:style-name="ce11">
            <text:p>1,054</text:p>
          </table:table-cell>
          <table:table-cell office:value-type="float" office:value="13190" table:style-name="ce11">
            <text:p>13,190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合作金庫商業銀行</text:span></text:p>
          </table:table-cell>
          <table:table-cell office:value-type="float" office:value="647017" table:style-name="ce11">
            <text:p>647,017</text:p>
          </table:table-cell>
          <table:table-cell office:value-type="float" office:value="378985" table:style-name="ce11">
            <text:p>378,985</text:p>
          </table:table-cell>
          <table:table-cell office:value-type="float" office:value="7377" table:style-name="ce11">
            <text:p>7,377</text:p>
          </table:table-cell>
          <table:table-cell office:value-type="float" office:value="5003" table:style-name="ce11">
            <text:p>5,003</text:p>
          </table:table-cell>
          <table:table-cell office:value-type="float" office:value="775661" table:style-name="ce11">
            <text:p>775,661</text:p>
          </table:table-cell>
          <table:table-cell office:value-type="float" office:value="1315376" table:style-name="ce11">
            <text:p>1,315,376</text:p>
          </table:table-cell>
          <table:table-cell office:value-type="float" office:value="6416391" table:style-name="ce11">
            <text:p>6,416,391</text:p>
          </table:table-cell>
          <table:table-cell office:value-type="float" office:value="1648" table:style-name="ce11">
            <text:p>1,648</text:p>
          </table:table-cell>
          <table:table-cell office:value-type="float" office:value="0.16" table:style-name="ce12">
            <text:p>0.16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407.91" table:style-name="ce12">
            <text:p>407.91</text:p>
          </table:table-cell>
          <table:table-cell office:value-type="float" office:value="4543" table:style-name="ce11">
            <text:p>4,543</text:p>
          </table:table-cell>
          <table:table-cell office:value-type="float" office:value="34777" table:style-name="ce11">
            <text:p>34,777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第一商業銀行</text:span></text:p>
          </table:table-cell>
          <table:table-cell office:value-type="float" office:value="1481323" table:style-name="ce11">
            <text:p>1,481,323</text:p>
          </table:table-cell>
          <table:table-cell office:value-type="float" office:value="889229" table:style-name="ce11">
            <text:p>889,229</text:p>
          </table:table-cell>
          <table:table-cell office:value-type="float" office:value="16767" table:style-name="ce11">
            <text:p>16,767</text:p>
          </table:table-cell>
          <table:table-cell office:value-type="float" office:value="9504" table:style-name="ce11">
            <text:p>9,504</text:p>
          </table:table-cell>
          <table:table-cell office:value-type="float" office:value="1524553" table:style-name="ce11">
            <text:p>1,524,553</text:p>
          </table:table-cell>
          <table:table-cell office:value-type="float" office:value="2313169" table:style-name="ce11">
            <text:p>2,313,169</text:p>
          </table:table-cell>
          <table:table-cell office:value-type="float" office:value="6588758" table:style-name="ce11">
            <text:p>6,588,758</text:p>
          </table:table-cell>
          <table:table-cell office:value-type="float" office:value="7548" table:style-name="ce11">
            <text:p>7,548</text:p>
          </table:table-cell>
          <table:table-cell office:value-type="float" office:value="0.09" table:style-name="ce12">
            <text:p>0.09</text:p>
          </table:table-cell>
          <table:table-cell office:value-type="float" office:value="0" table:style-name="ce12">
            <text:p>0.00</text:p>
          </table:table-cell>
          <table:table-cell office:value-type="float" office:value="1076.33" table:style-name="ce12">
            <text:p>1,076.33</text:p>
          </table:table-cell>
          <table:table-cell office:value-type="float" office:value="6357" table:style-name="ce11">
            <text:p>6,357</text:p>
          </table:table-cell>
          <table:table-cell office:value-type="float" office:value="38181" table:style-name="ce11">
            <text:p>38,181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華南商業銀行</text:span></text:p>
          </table:table-cell>
          <table:table-cell office:value-type="float" office:value="1048525" table:style-name="ce11">
            <text:p>1,048,525</text:p>
          </table:table-cell>
          <table:table-cell office:value-type="float" office:value="795682" table:style-name="ce11">
            <text:p>795,682</text:p>
          </table:table-cell>
          <table:table-cell office:value-type="float" office:value="13992" table:style-name="ce11">
            <text:p>13,992</text:p>
          </table:table-cell>
          <table:table-cell office:value-type="float" office:value="8383" table:style-name="ce11">
            <text:p>8,383</text:p>
          </table:table-cell>
          <table:table-cell office:value-type="float" office:value="990732" table:style-name="ce11">
            <text:p>990,732</text:p>
          </table:table-cell>
          <table:table-cell office:value-type="float" office:value="4407547" table:style-name="ce11">
            <text:p>4,407,547</text:p>
          </table:table-cell>
          <table:table-cell office:value-type="float" office:value="6382091" table:style-name="ce11">
            <text:p>6,382,091</text:p>
          </table:table-cell>
          <table:table-cell office:value-type="float" office:value="1296" table:style-name="ce11">
            <text:p>1,296</text:p>
          </table:table-cell>
          <table:table-cell office:value-type="float" office:value="0.09" table:style-name="ce12">
            <text:p>0.09</text:p>
          </table:table-cell>
          <table:table-cell office:value-type="float" office:value="0" table:style-name="ce12">
            <text:p>0.00</text:p>
          </table:table-cell>
          <table:table-cell office:value-type="float" office:value="515.29" table:style-name="ce12">
            <text:p>515.29</text:p>
          </table:table-cell>
          <table:table-cell office:value-type="float" office:value="0" table:style-name="ce11">
            <text:p>0</text:p>
          </table:table-cell>
          <table:table-cell office:value-type="float" office:value="20325" table:style-name="ce11">
            <text:p>20,325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彰化商業銀行</text:span></text:p>
          </table:table-cell>
          <table:table-cell office:value-type="float" office:value="574240" table:style-name="ce11">
            <text:p>574,240</text:p>
          </table:table-cell>
          <table:table-cell office:value-type="float" office:value="267824" table:style-name="ce11">
            <text:p>267,824</text:p>
          </table:table-cell>
          <table:table-cell office:value-type="float" office:value="5949" table:style-name="ce11">
            <text:p>5,949</text:p>
          </table:table-cell>
          <table:table-cell office:value-type="float" office:value="3014" table:style-name="ce11">
            <text:p>3,014</text:p>
          </table:table-cell>
          <table:table-cell office:value-type="float" office:value="312994" table:style-name="ce11">
            <text:p>312,994</text:p>
          </table:table-cell>
          <table:table-cell office:value-type="float" office:value="863246" table:style-name="ce11">
            <text:p>863,246</text:p>
          </table:table-cell>
          <table:table-cell office:value-type="float" office:value="2652425" table:style-name="ce11">
            <text:p>2,652,425</text:p>
          </table:table-cell>
          <table:table-cell office:value-type="float" office:value="729" table:style-name="ce11">
            <text:p>729</text:p>
          </table:table-cell>
          <table:table-cell office:value-type="float" office:value="0.09" table:style-name="ce12">
            <text:p>0.09</text:p>
          </table:table-cell>
          <table:table-cell office:value-type="float" office:value="0" table:style-name="ce12">
            <text:p>0.00</text:p>
          </table:table-cell>
          <table:table-cell office:value-type="float" office:value="816.18" table:style-name="ce12">
            <text:p>816.18</text:p>
          </table:table-cell>
          <table:table-cell office:value-type="float" office:value="1441" table:style-name="ce11">
            <text:p>1,441</text:p>
          </table:table-cell>
          <table:table-cell office:value-type="float" office:value="8765" table:style-name="ce11">
            <text:p>8,765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上海商業儲蓄銀行</text:span></text:p>
          </table:table-cell>
          <table:table-cell office:value-type="float" office:value="454976" table:style-name="ce11">
            <text:p>454,976</text:p>
          </table:table-cell>
          <table:table-cell office:value-type="float" office:value="183191" table:style-name="ce11">
            <text:p>183,191</text:p>
          </table:table-cell>
          <table:table-cell office:value-type="float" office:value="3156" table:style-name="ce11">
            <text:p>3,156</text:p>
          </table:table-cell>
          <table:table-cell office:value-type="float" office:value="1954" table:style-name="ce11">
            <text:p>1,954</text:p>
          </table:table-cell>
          <table:table-cell office:value-type="float" office:value="558668" table:style-name="ce11">
            <text:p>558,668</text:p>
          </table:table-cell>
          <table:table-cell office:value-type="float" office:value="1156316" table:style-name="ce11">
            <text:p>1,156,316</text:p>
          </table:table-cell>
          <table:table-cell office:value-type="float" office:value="1665699" table:style-name="ce11">
            <text:p>1,665,699</text:p>
          </table:table-cell>
          <table:table-cell office:value-type="float" office:value="4606" table:style-name="ce11">
            <text:p>4,606</text:p>
          </table:table-cell>
          <table:table-cell office:value-type="float" office:value="0.15" table:style-name="ce12">
            <text:p>0.15</text:p>
          </table:table-cell>
          <table:table-cell office:value-type="float" office:value="0.1" table:style-name="ce12">
            <text:p>0.10</text:p>
          </table:table-cell>
          <table:table-cell office:value-type="float" office:value="1777.44" table:style-name="ce12">
            <text:p>1,777.44</text:p>
          </table:table-cell>
          <table:table-cell office:value-type="float" office:value="3397" table:style-name="ce11">
            <text:p>3,397</text:p>
          </table:table-cell>
          <table:table-cell office:value-type="float" office:value="18203" table:style-name="ce11">
            <text:p>18,203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台北富邦商業銀行</text:span></text:p>
          </table:table-cell>
          <table:table-cell office:value-type="float" office:value="4556235" table:style-name="ce11">
            <text:p>4,556,235</text:p>
          </table:table-cell>
          <table:table-cell office:value-type="float" office:value="3075874" table:style-name="ce11">
            <text:p>3,075,874</text:p>
          </table:table-cell>
          <table:table-cell office:value-type="float" office:value="56172" table:style-name="ce11">
            <text:p>56,172</text:p>
          </table:table-cell>
          <table:table-cell office:value-type="float" office:value="16713" table:style-name="ce11">
            <text:p>16,713</text:p>
          </table:table-cell>
          <table:table-cell office:value-type="float" office:value="6066079" table:style-name="ce11">
            <text:p>6,066,079</text:p>
          </table:table-cell>
          <table:table-cell office:value-type="float" office:value="27100697" table:style-name="ce11">
            <text:p>27,100,697</text:p>
          </table:table-cell>
          <table:table-cell office:value-type="float" office:value="31642030" table:style-name="ce11">
            <text:p>31,642,030</text:p>
          </table:table-cell>
          <table:table-cell office:value-type="float" office:value="80824" table:style-name="ce11">
            <text:p>80,824</text:p>
          </table:table-cell>
          <table:table-cell office:value-type="float" office:value="7.0000000000000007E-2" table:style-name="ce12">
            <text:p>0.07</text:p>
          </table:table-cell>
          <table:table-cell office:value-type="float" office:value="0" table:style-name="ce12">
            <text:p>0.00</text:p>
          </table:table-cell>
          <table:table-cell office:value-type="float" office:value="1488.1" table:style-name="ce12">
            <text:p>1,488.10</text:p>
          </table:table-cell>
          <table:table-cell office:value-type="float" office:value="24057" table:style-name="ce11">
            <text:p>24,057</text:p>
          </table:table-cell>
          <table:table-cell office:value-type="float" office:value="126039" table:style-name="ce11">
            <text:p>126,039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國泰世華商業銀行</text:span></text:p>
          </table:table-cell>
          <table:table-cell office:value-type="float" office:value="7812552" table:style-name="ce11">
            <text:p>7,812,552</text:p>
          </table:table-cell>
          <table:table-cell office:value-type="float" office:value="5487150" table:style-name="ce11">
            <text:p>5,487,150</text:p>
          </table:table-cell>
          <table:table-cell office:value-type="float" office:value="61300" table:style-name="ce11">
            <text:p>61,300</text:p>
          </table:table-cell>
          <table:table-cell office:value-type="float" office:value="28251" table:style-name="ce11">
            <text:p>28,251</text:p>
          </table:table-cell>
          <table:table-cell office:value-type="float" office:value="18135815" table:style-name="ce11">
            <text:p>18,135,815</text:p>
          </table:table-cell>
          <table:table-cell office:value-type="float" office:value="26412558" table:style-name="ce11">
            <text:p>26,412,558</text:p>
          </table:table-cell>
          <table:table-cell office:value-type="float" office:value="61155805" table:style-name="ce11">
            <text:p>61,155,805</text:p>
          </table:table-cell>
          <table:table-cell office:value-type="float" office:value="206101" table:style-name="ce11">
            <text:p>206,101</text:p>
          </table:table-cell>
          <table:table-cell office:value-type="float" office:value="0.11" table:style-name="ce12">
            <text:p>0.11</text:p>
          </table:table-cell>
          <table:table-cell office:value-type="float" office:value="0" table:style-name="ce12">
            <text:p>0.00</text:p>
          </table:table-cell>
          <table:table-cell office:value-type="float" office:value="1499.93" table:style-name="ce12">
            <text:p>1,499.93</text:p>
          </table:table-cell>
          <table:table-cell office:value-type="float" office:value="42983" table:style-name="ce11">
            <text:p>42,983</text:p>
          </table:table-cell>
          <table:table-cell office:value-type="float" office:value="204759" table:style-name="ce11">
            <text:p>204,759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高雄銀行</text:span></text:p>
          </table:table-cell>
          <table:table-cell office:value-type="float" office:value="15487" table:style-name="ce11">
            <text:p>15,487</text:p>
          </table:table-cell>
          <table:table-cell office:value-type="float" office:value="4917" table:style-name="ce11">
            <text:p>4,917</text:p>
          </table:table-cell>
          <table:table-cell office:value-type="float" office:value="47" table:style-name="ce11">
            <text:p>47</text:p>
          </table:table-cell>
          <table:table-cell office:value-type="float" office:value="55" table:style-name="ce11">
            <text:p>55</text:p>
          </table:table-cell>
          <table:table-cell office:value-type="float" office:value="14572" table:style-name="ce11">
            <text:p>14,572</text:p>
          </table:table-cell>
          <table:table-cell office:value-type="float" office:value="642" table:style-name="ce11">
            <text:p>642</text:p>
          </table:table-cell>
          <table:table-cell office:value-type="float" office:value="210660" table:style-name="ce11">
            <text:p>210,660</text:p>
          </table:table-cell>
          <table:table-cell office:value-type="float" office:value="42" table:style-name="ce11">
            <text:p>42</text:p>
          </table:table-cell>
          <table:table-cell office:value-type="float" office:value="0.53" table:style-name="ce12">
            <text:p>0.53</text:p>
          </table:table-cell>
          <table:table-cell office:value-type="float" office:value="0.53" table:style-name="ce12">
            <text:p>0.53</text:p>
          </table:table-cell>
          <table:table-cell office:value-type="float" office:value="180.68" table:style-name="ce12">
            <text:p>180.68</text:p>
          </table:table-cell>
          <table:table-cell office:value-type="float" office:value="0" table:style-name="ce11">
            <text:p>0</text:p>
          </table:table-cell>
          <table:table-cell office:value-type="float" office:value="134" table:style-name="ce11">
            <text:p>134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兆豐國際商業銀行</text:span></text:p>
          </table:table-cell>
          <table:table-cell office:value-type="float" office:value="1081362" table:style-name="ce11">
            <text:p>1,081,362</text:p>
          </table:table-cell>
          <table:table-cell office:value-type="float" office:value="627435" table:style-name="ce11">
            <text:p>627,435</text:p>
          </table:table-cell>
          <table:table-cell office:value-type="float" office:value="10383" table:style-name="ce11">
            <text:p>10,383</text:p>
          </table:table-cell>
          <table:table-cell office:value-type="float" office:value="4270" table:style-name="ce11">
            <text:p>4,270</text:p>
          </table:table-cell>
          <table:table-cell office:value-type="float" office:value="1784620" table:style-name="ce11">
            <text:p>1,784,620</text:p>
          </table:table-cell>
          <table:table-cell office:value-type="float" office:value="4134187" table:style-name="ce11">
            <text:p>4,134,187</text:p>
          </table:table-cell>
          <table:table-cell office:value-type="float" office:value="7977065" table:style-name="ce11">
            <text:p>7,977,065</text:p>
          </table:table-cell>
          <table:table-cell office:value-type="float" office:value="11832" table:style-name="ce11">
            <text:p>11,832</text:p>
          </table:table-cell>
          <table:table-cell office:value-type="float" office:value="0.17" table:style-name="ce12">
            <text:p>0.17</text:p>
          </table:table-cell>
          <table:table-cell office:value-type="float" office:value="0.01" table:style-name="ce12">
            <text:p>0.01</text:p>
          </table:table-cell>
          <table:table-cell office:value-type="float" office:value="694.63" table:style-name="ce12">
            <text:p>694.63</text:p>
          </table:table-cell>
          <table:table-cell office:value-type="float" office:value="7002" table:style-name="ce11">
            <text:p>7,002</text:p>
          </table:table-cell>
          <table:table-cell office:value-type="float" office:value="49011" table:style-name="ce11">
            <text:p>49,011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796982" table:style-name="ce11">
            <text:p>2,796,982</text:p>
          </table:table-cell>
          <table:table-cell office:value-type="float" office:value="2069812" table:style-name="ce11">
            <text:p>2,069,812</text:p>
          </table:table-cell>
          <table:table-cell office:value-type="float" office:value="17624" table:style-name="ce11">
            <text:p>17,624</text:p>
          </table:table-cell>
          <table:table-cell office:value-type="float" office:value="20026" table:style-name="ce11">
            <text:p>20,026</text:p>
          </table:table-cell>
          <table:table-cell office:value-type="float" office:value="9911560" table:style-name="ce11">
            <text:p>9,911,560</text:p>
          </table:table-cell>
          <table:table-cell office:value-type="float" office:value="10272424" table:style-name="ce11">
            <text:p>10,272,424</text:p>
          </table:table-cell>
          <table:table-cell office:value-type="float" office:value="21570065" table:style-name="ce11">
            <text:p>21,570,065</text:p>
          </table:table-cell>
          <table:table-cell office:value-type="float" office:value="116348" table:style-name="ce11">
            <text:p>116,348</text:p>
          </table:table-cell>
          <table:table-cell office:value-type="float" office:value="0.38" table:style-name="ce12">
            <text:p>0.38</text:p>
          </table:table-cell>
          <table:table-cell office:value-type="float" office:value="0.08" table:style-name="ce12">
            <text:p>0.08</text:p>
          </table:table-cell>
          <table:table-cell office:value-type="float" office:value="585.80999999999995" table:style-name="ce12">
            <text:p>585.81</text:p>
          </table:table-cell>
          <table:table-cell office:value-type="float" office:value="63011" table:style-name="ce11">
            <text:p>63,011</text:p>
          </table:table-cell>
          <table:table-cell office:value-type="float" office:value="230020" table:style-name="ce11">
            <text:p>230,020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臺灣中小企業銀行</text:span></text:p>
          </table:table-cell>
          <table:table-cell office:value-type="float" office:value="191084" table:style-name="ce11">
            <text:p>191,084</text:p>
          </table:table-cell>
          <table:table-cell office:value-type="float" office:value="98811" table:style-name="ce11">
            <text:p>98,811</text:p>
          </table:table-cell>
          <table:table-cell office:value-type="float" office:value="458" table:style-name="ce11">
            <text:p>458</text:p>
          </table:table-cell>
          <table:table-cell office:value-type="float" office:value="845" table:style-name="ce11">
            <text:p>845</text:p>
          </table:table-cell>
          <table:table-cell office:value-type="float" office:value="285545" table:style-name="ce11">
            <text:p>285,545</text:p>
          </table:table-cell>
          <table:table-cell office:value-type="float" office:value="164501" table:style-name="ce11">
            <text:p>164,501</text:p>
          </table:table-cell>
          <table:table-cell office:value-type="float" office:value="980267" table:style-name="ce11">
            <text:p>980,267</text:p>
          </table:table-cell>
          <table:table-cell office:value-type="float" office:value="1681" table:style-name="ce11">
            <text:p>1,681</text:p>
          </table:table-cell>
          <table:table-cell office:value-type="float" office:value="7.0000000000000007E-2" table:style-name="ce12">
            <text:p>0.07</text:p>
          </table:table-cell>
          <table:table-cell office:value-type="float" office:value="0.03" table:style-name="ce12">
            <text:p>0.03</text:p>
          </table:table-cell>
          <table:table-cell office:value-type="float" office:value="310.44" table:style-name="ce12">
            <text:p>310.44</text:p>
          </table:table-cell>
          <table:table-cell office:value-type="float" office:value="2306" table:style-name="ce11">
            <text:p>2,306</text:p>
          </table:table-cell>
          <table:table-cell office:value-type="float" office:value="7504" table:style-name="ce11">
            <text:p>7,504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渣打國際商業銀行</text:span></text:p>
          </table:table-cell>
          <table:table-cell office:value-type="float" office:value="350050" table:style-name="ce11">
            <text:p>350,050</text:p>
          </table:table-cell>
          <table:table-cell office:value-type="float" office:value="223503" table:style-name="ce11">
            <text:p>223,503</text:p>
          </table:table-cell>
          <table:table-cell office:value-type="float" office:value="828" table:style-name="ce11">
            <text:p>828</text:p>
          </table:table-cell>
          <table:table-cell office:value-type="float" office:value="3992" table:style-name="ce11">
            <text:p>3,992</text:p>
          </table:table-cell>
          <table:table-cell office:value-type="float" office:value="961419" table:style-name="ce11">
            <text:p>961,419</text:p>
          </table:table-cell>
          <table:table-cell office:value-type="float" office:value="499207" table:style-name="ce11">
            <text:p>499,207</text:p>
          </table:table-cell>
          <table:table-cell office:value-type="float" office:value="2110811" table:style-name="ce11">
            <text:p>2,110,811</text:p>
          </table:table-cell>
          <table:table-cell office:value-type="float" office:value="3988" table:style-name="ce11">
            <text:p>3,988</text:p>
          </table:table-cell>
          <table:table-cell office:value-type="float" office:value="0.23" table:style-name="ce12">
            <text:p>0.23</text:p>
          </table:table-cell>
          <table:table-cell office:value-type="float" office:value="0" table:style-name="ce12">
            <text:p>0.00</text:p>
          </table:table-cell>
          <table:table-cell office:value-type="float" office:value="859.16" table:style-name="ce12">
            <text:p>859.16</text:p>
          </table:table-cell>
          <table:table-cell office:value-type="float" office:value="3427" table:style-name="ce11">
            <text:p>3,427</text:p>
          </table:table-cell>
          <table:table-cell office:value-type="float" office:value="25165" table:style-name="ce11">
            <text:p>25,165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台中商業銀行</text:span></text:p>
          </table:table-cell>
          <table:table-cell office:value-type="float" office:value="165382" table:style-name="ce11">
            <text:p>165,382</text:p>
          </table:table-cell>
          <table:table-cell office:value-type="float" office:value="78615" table:style-name="ce11">
            <text:p>78,615</text:p>
          </table:table-cell>
          <table:table-cell office:value-type="float" office:value="1470" table:style-name="ce11">
            <text:p>1,470</text:p>
          </table:table-cell>
          <table:table-cell office:value-type="float" office:value="867" table:style-name="ce11">
            <text:p>867</text:p>
          </table:table-cell>
          <table:table-cell office:value-type="float" office:value="207695" table:style-name="ce11">
            <text:p>207,695</text:p>
          </table:table-cell>
          <table:table-cell office:value-type="float" office:value="48415" table:style-name="ce11">
            <text:p>48,415</text:p>
          </table:table-cell>
          <table:table-cell office:value-type="float" office:value="564673" table:style-name="ce11">
            <text:p>564,673</text:p>
          </table:table-cell>
          <table:table-cell office:value-type="float" office:value="277" table:style-name="ce11">
            <text:p>277</text:p>
          </table:table-cell>
          <table:table-cell office:value-type="float" office:value="0.28999999999999998" table:style-name="ce12">
            <text:p>0.29</text:p>
          </table:table-cell>
          <table:table-cell office:value-type="float" office:value="0.01" table:style-name="ce12">
            <text:p>0.01</text:p>
          </table:table-cell>
          <table:table-cell office:value-type="float" office:value="1652.22" table:style-name="ce12">
            <text:p>1,652.22</text:p>
          </table:table-cell>
          <table:table-cell office:value-type="float" office:value="1669" table:style-name="ce11">
            <text:p>1,669</text:p>
          </table:table-cell>
          <table:table-cell office:value-type="float" office:value="9124" table:style-name="ce11">
            <text:p>9,124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42995" table:style-name="ce11">
            <text:p>642,995</text:p>
          </table:table-cell>
          <table:table-cell office:value-type="float" office:value="430867" table:style-name="ce11">
            <text:p>430,867</text:p>
          </table:table-cell>
          <table:table-cell office:value-type="float" office:value="7929" table:style-name="ce11">
            <text:p>7,929</text:p>
          </table:table-cell>
          <table:table-cell office:value-type="float" office:value="5708" table:style-name="ce11">
            <text:p>5,708</text:p>
          </table:table-cell>
          <table:table-cell office:value-type="float" office:value="1737631" table:style-name="ce11">
            <text:p>1,737,631</text:p>
          </table:table-cell>
          <table:table-cell office:value-type="float" office:value="1358550" table:style-name="ce11">
            <text:p>1,358,550</text:p>
          </table:table-cell>
          <table:table-cell office:value-type="float" office:value="5961973" table:style-name="ce11">
            <text:p>5,961,973</text:p>
          </table:table-cell>
          <table:table-cell office:value-type="float" office:value="22111" table:style-name="ce11">
            <text:p>22,111</text:p>
          </table:table-cell>
          <table:table-cell office:value-type="float" office:value="0.16" table:style-name="ce12">
            <text:p>0.16</text:p>
          </table:table-cell>
          <table:table-cell office:value-type="float" office:value="0" table:style-name="ce12">
            <text:p>0.00</text:p>
          </table:table-cell>
          <table:table-cell office:value-type="float" office:value="2046.19" table:style-name="ce12">
            <text:p>2,046.19</text:p>
          </table:table-cell>
          <table:table-cell office:value-type="float" office:value="3808" table:style-name="ce11">
            <text:p>3,808</text:p>
          </table:table-cell>
          <table:table-cell office:value-type="float" office:value="24921" table:style-name="ce11">
            <text:p>24,921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華泰商業銀行</text:span></text:p>
          </table:table-cell>
          <table:table-cell office:value-type="float" office:value="9060" table:style-name="ce11">
            <text:p>9,060</text:p>
          </table:table-cell>
          <table:table-cell office:value-type="float" office:value="4889" table:style-name="ce11">
            <text:p>4,889</text:p>
          </table:table-cell>
          <table:table-cell office:value-type="float" office:value="13" table:style-name="ce11">
            <text:p>13</text:p>
          </table:table-cell>
          <table:table-cell office:value-type="float" office:value="9" table:style-name="ce11">
            <text:p>9</text:p>
          </table:table-cell>
          <table:table-cell office:value-type="float" office:value="7662" table:style-name="ce11">
            <text:p>7,662</text:p>
          </table:table-cell>
          <table:table-cell office:value-type="float" office:value="1780" table:style-name="ce11">
            <text:p>1,780</text:p>
          </table:table-cell>
          <table:table-cell office:value-type="float" office:value="45775" table:style-name="ce11">
            <text:p>45,775</text:p>
          </table:table-cell>
          <table:table-cell office:value-type="float" office:value="0" table:style-name="ce11">
            <text:p>0</text:p>
          </table:table-cell>
          <table:table-cell office:value-type="float" office:value="0.19" table:style-name="ce12">
            <text:p>0.19</text:p>
          </table:table-cell>
          <table:table-cell office:value-type="float" office:value="0" table:style-name="ce12">
            <text:p>0.00</text:p>
          </table:table-cell>
          <table:table-cell office:value-type="float" office:value="602.41" table:style-name="ce12">
            <text:p>602.41</text:p>
          </table:table-cell>
          <table:table-cell office:value-type="float" office:value="0" table:style-name="ce11">
            <text:p>0</text:p>
          </table:table-cell>
          <table:table-cell office:value-type="float" office:value="23" table:style-name="ce11">
            <text:p>23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臺灣新光商業銀行</text:span></text:p>
          </table:table-cell>
          <table:table-cell office:value-type="float" office:value="1041032" table:style-name="ce11">
            <text:p>1,041,032</text:p>
          </table:table-cell>
          <table:table-cell office:value-type="float" office:value="628717" table:style-name="ce11">
            <text:p>628,717</text:p>
          </table:table-cell>
          <table:table-cell office:value-type="float" office:value="11711" table:style-name="ce11">
            <text:p>11,711</text:p>
          </table:table-cell>
          <table:table-cell office:value-type="float" office:value="5644" table:style-name="ce11">
            <text:p>5,644</text:p>
          </table:table-cell>
          <table:table-cell office:value-type="float" office:value="1523290" table:style-name="ce11">
            <text:p>1,523,290</text:p>
          </table:table-cell>
          <table:table-cell office:value-type="float" office:value="2388326" table:style-name="ce11">
            <text:p>2,388,326</text:p>
          </table:table-cell>
          <table:table-cell office:value-type="float" office:value="5233723" table:style-name="ce11">
            <text:p>5,233,723</text:p>
          </table:table-cell>
          <table:table-cell office:value-type="float" office:value="4705" table:style-name="ce11">
            <text:p>4,705</text:p>
          </table:table-cell>
          <table:table-cell office:value-type="float" office:value="0.12" table:style-name="ce12">
            <text:p>0.12</text:p>
          </table:table-cell>
          <table:table-cell office:value-type="float" office:value="0" table:style-name="ce12">
            <text:p>0.00</text:p>
          </table:table-cell>
          <table:table-cell office:value-type="float" office:value="273.35000000000002" table:style-name="ce12">
            <text:p>273.35</text:p>
          </table:table-cell>
          <table:table-cell office:value-type="float" office:value="5122" table:style-name="ce11">
            <text:p>5,122</text:p>
          </table:table-cell>
          <table:table-cell office:value-type="float" office:value="33095" table:style-name="ce11">
            <text:p>33,095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陽信商業銀行</text:span></text:p>
          </table:table-cell>
          <table:table-cell office:value-type="float" office:value="112730" table:style-name="ce11">
            <text:p>112,730</text:p>
          </table:table-cell>
          <table:table-cell office:value-type="float" office:value="55611" table:style-name="ce11">
            <text:p>55,611</text:p>
          </table:table-cell>
          <table:table-cell office:value-type="float" office:value="1357" table:style-name="ce11">
            <text:p>1,357</text:p>
          </table:table-cell>
          <table:table-cell office:value-type="float" office:value="823" table:style-name="ce11">
            <text:p>823</text:p>
          </table:table-cell>
          <table:table-cell office:value-type="float" office:value="168186" table:style-name="ce11">
            <text:p>168,186</text:p>
          </table:table-cell>
          <table:table-cell office:value-type="float" office:value="106267" table:style-name="ce11">
            <text:p>106,267</text:p>
          </table:table-cell>
          <table:table-cell office:value-type="float" office:value="389051" table:style-name="ce11">
            <text:p>389,051</text:p>
          </table:table-cell>
          <table:table-cell office:value-type="float" office:value="72" table:style-name="ce11">
            <text:p>72</text:p>
          </table:table-cell>
          <table:table-cell office:value-type="float" office:value="0.39" table:style-name="ce12">
            <text:p>0.39</text:p>
          </table:table-cell>
          <table:table-cell office:value-type="float" office:value="0" table:style-name="ce12">
            <text:p>0.00</text:p>
          </table:table-cell>
          <table:table-cell office:value-type="float" office:value="485.62" table:style-name="ce12">
            <text:p>485.62</text:p>
          </table:table-cell>
          <table:table-cell office:value-type="float" office:value="0" table:style-name="ce11">
            <text:p>0</text:p>
          </table:table-cell>
          <table:table-cell office:value-type="float" office:value="5110" table:style-name="ce11">
            <text:p>5,110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三信商業銀行</text:span></text:p>
          </table:table-cell>
          <table:table-cell office:value-type="float" office:value="18053" table:style-name="ce11">
            <text:p>18,053</text:p>
          </table:table-cell>
          <table:table-cell office:value-type="float" office:value="11812" table:style-name="ce11">
            <text:p>11,812</text:p>
          </table:table-cell>
          <table:table-cell office:value-type="float" office:value="301" table:style-name="ce11">
            <text:p>301</text:p>
          </table:table-cell>
          <table:table-cell office:value-type="float" office:value="57" table:style-name="ce11">
            <text:p>57</text:p>
          </table:table-cell>
          <table:table-cell office:value-type="float" office:value="19229" table:style-name="ce11">
            <text:p>19,229</text:p>
          </table:table-cell>
          <table:table-cell office:value-type="float" office:value="14080" table:style-name="ce11">
            <text:p>14,080</text:p>
          </table:table-cell>
          <table:table-cell office:value-type="float" office:value="128757" table:style-name="ce11">
            <text:p>128,757</text:p>
          </table:table-cell>
          <table:table-cell office:value-type="float" office:value="21" table:style-name="ce11">
            <text:p>21</text:p>
          </table:table-cell>
          <table:table-cell office:value-type="float" office:value="0.21" table:style-name="ce12">
            <text:p>0.21</text:p>
          </table:table-cell>
          <table:table-cell office:value-type="float" office:value="0" table:style-name="ce12">
            <text:p>0.00</text:p>
          </table:table-cell>
          <table:table-cell office:value-type="float" office:value="2860.52" table:style-name="ce12">
            <text:p>2,860.52</text:p>
          </table:table-cell>
          <table:table-cell office:value-type="float" office:value="78" table:style-name="ce11">
            <text:p>78</text:p>
          </table:table-cell>
          <table:table-cell office:value-type="float" office:value="273" table:style-name="ce11">
            <text:p>273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聯邦商業銀行</text:span></text:p>
          </table:table-cell>
          <table:table-cell office:value-type="float" office:value="2341220" table:style-name="ce11">
            <text:p>2,341,220</text:p>
          </table:table-cell>
          <table:table-cell office:value-type="float" office:value="1331399" table:style-name="ce11">
            <text:p>1,331,399</text:p>
          </table:table-cell>
          <table:table-cell office:value-type="float" office:value="43006" table:style-name="ce11">
            <text:p>43,006</text:p>
          </table:table-cell>
          <table:table-cell office:value-type="float" office:value="16865" table:style-name="ce11">
            <text:p>16,865</text:p>
          </table:table-cell>
          <table:table-cell office:value-type="float" office:value="5305483" table:style-name="ce11">
            <text:p>5,305,483</text:p>
          </table:table-cell>
          <table:table-cell office:value-type="float" office:value="4874072" table:style-name="ce11">
            <text:p>4,874,072</text:p>
          </table:table-cell>
          <table:table-cell office:value-type="float" office:value="10810727" table:style-name="ce11">
            <text:p>10,810,727</text:p>
          </table:table-cell>
          <table:table-cell office:value-type="float" office:value="44480" table:style-name="ce11">
            <text:p>44,480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175.04" table:style-name="ce12">
            <text:p>175.04</text:p>
          </table:table-cell>
          <table:table-cell office:value-type="float" office:value="11632" table:style-name="ce11">
            <text:p>11,632</text:p>
          </table:table-cell>
          <table:table-cell office:value-type="float" office:value="81897" table:style-name="ce11">
            <text:p>81,897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遠東國際商業銀行</text:span></text:p>
          </table:table-cell>
          <table:table-cell office:value-type="float" office:value="1568880" table:style-name="ce11">
            <text:p>1,568,880</text:p>
          </table:table-cell>
          <table:table-cell office:value-type="float" office:value="985861" table:style-name="ce11">
            <text:p>985,861</text:p>
          </table:table-cell>
          <table:table-cell office:value-type="float" office:value="12621" table:style-name="ce11">
            <text:p>12,621</text:p>
          </table:table-cell>
          <table:table-cell office:value-type="float" office:value="10870" table:style-name="ce11">
            <text:p>10,870</text:p>
          </table:table-cell>
          <table:table-cell office:value-type="float" office:value="3716045" table:style-name="ce11">
            <text:p>3,716,045</text:p>
          </table:table-cell>
          <table:table-cell office:value-type="float" office:value="4337550" table:style-name="ce11">
            <text:p>4,337,550</text:p>
          </table:table-cell>
          <table:table-cell office:value-type="float" office:value="4747440" table:style-name="ce11">
            <text:p>4,747,440</text:p>
          </table:table-cell>
          <table:table-cell office:value-type="float" office:value="111127" table:style-name="ce11">
            <text:p>111,127</text:p>
          </table:table-cell>
          <table:table-cell office:value-type="float" office:value="0.3" table:style-name="ce12">
            <text:p>0.30</text:p>
          </table:table-cell>
          <table:table-cell office:value-type="float" office:value="0.1" table:style-name="ce12">
            <text:p>0.10</text:p>
          </table:table-cell>
          <table:table-cell office:value-type="float" office:value="105.34" table:style-name="ce12">
            <text:p>105.34</text:p>
          </table:table-cell>
          <table:table-cell office:value-type="float" office:value="9794" table:style-name="ce11">
            <text:p>9,794</text:p>
          </table:table-cell>
          <table:table-cell office:value-type="float" office:value="68962" table:style-name="ce11">
            <text:p>68,962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元大商業銀行</text:span></text:p>
          </table:table-cell>
          <table:table-cell office:value-type="float" office:value="1181315" table:style-name="ce11">
            <text:p>1,181,315</text:p>
          </table:table-cell>
          <table:table-cell office:value-type="float" office:value="553208" table:style-name="ce11">
            <text:p>553,208</text:p>
          </table:table-cell>
          <table:table-cell office:value-type="float" office:value="4880" table:style-name="ce11">
            <text:p>4,880</text:p>
          </table:table-cell>
          <table:table-cell office:value-type="float" office:value="6606" table:style-name="ce11">
            <text:p>6,606</text:p>
          </table:table-cell>
          <table:table-cell office:value-type="float" office:value="1181261" table:style-name="ce11">
            <text:p>1,181,261</text:p>
          </table:table-cell>
          <table:table-cell office:value-type="float" office:value="3101193" table:style-name="ce11">
            <text:p>3,101,193</text:p>
          </table:table-cell>
          <table:table-cell office:value-type="float" office:value="4684588" table:style-name="ce11">
            <text:p>4,684,588</text:p>
          </table:table-cell>
          <table:table-cell office:value-type="float" office:value="17672" table:style-name="ce11">
            <text:p>17,672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799.2" table:style-name="ce12">
            <text:p>799.20</text:p>
          </table:table-cell>
          <table:table-cell office:value-type="float" office:value="2501" table:style-name="ce11">
            <text:p>2,501</text:p>
          </table:table-cell>
          <table:table-cell office:value-type="float" office:value="23682" table:style-name="ce11">
            <text:p>23,682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永豐商業銀行</text:span></text:p>
          </table:table-cell>
          <table:table-cell office:value-type="float" office:value="2233765" table:style-name="ce11">
            <text:p>2,233,765</text:p>
          </table:table-cell>
          <table:table-cell office:value-type="float" office:value="1210332" table:style-name="ce11">
            <text:p>1,210,332</text:p>
          </table:table-cell>
          <table:table-cell office:value-type="float" office:value="17889" table:style-name="ce11">
            <text:p>17,889</text:p>
          </table:table-cell>
          <table:table-cell office:value-type="float" office:value="27658" table:style-name="ce11">
            <text:p>27,658</text:p>
          </table:table-cell>
          <table:table-cell office:value-type="float" office:value="3866861" table:style-name="ce11">
            <text:p>3,866,861</text:p>
          </table:table-cell>
          <table:table-cell office:value-type="float" office:value="5605679" table:style-name="ce11">
            <text:p>5,605,679</text:p>
          </table:table-cell>
          <table:table-cell office:value-type="float" office:value="13310478" table:style-name="ce11">
            <text:p>13,310,478</text:p>
          </table:table-cell>
          <table:table-cell office:value-type="float" office:value="73467" table:style-name="ce11">
            <text:p>73,467</text:p>
          </table:table-cell>
          <table:table-cell office:value-type="float" office:value="0.11" table:style-name="ce12">
            <text:p>0.11</text:p>
          </table:table-cell>
          <table:table-cell office:value-type="float" office:value="0" table:style-name="ce12">
            <text:p>0.00</text:p>
          </table:table-cell>
          <table:table-cell office:value-type="float" office:value="871.02" table:style-name="ce12">
            <text:p>871.02</text:p>
          </table:table-cell>
          <table:table-cell office:value-type="float" office:value="7641" table:style-name="ce11">
            <text:p>7,641</text:p>
          </table:table-cell>
          <table:table-cell office:value-type="float" office:value="71345" table:style-name="ce11">
            <text:p>71,345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玉山商業銀行</text:span></text:p>
          </table:table-cell>
          <table:table-cell office:value-type="float" office:value="6779335" table:style-name="ce11">
            <text:p>6,779,335</text:p>
          </table:table-cell>
          <table:table-cell office:value-type="float" office:value="4536987" table:style-name="ce11">
            <text:p>4,536,987</text:p>
          </table:table-cell>
          <table:table-cell office:value-type="float" office:value="57980" table:style-name="ce11">
            <text:p>57,980</text:p>
          </table:table-cell>
          <table:table-cell office:value-type="float" office:value="42051" table:style-name="ce11">
            <text:p>42,051</text:p>
          </table:table-cell>
          <table:table-cell office:value-type="float" office:value="12449952" table:style-name="ce11">
            <text:p>12,449,952</text:p>
          </table:table-cell>
          <table:table-cell office:value-type="float" office:value="26242260" table:style-name="ce11">
            <text:p>26,242,260</text:p>
          </table:table-cell>
          <table:table-cell office:value-type="float" office:value="66002994" table:style-name="ce11">
            <text:p>66,002,994</text:p>
          </table:table-cell>
          <table:table-cell office:value-type="float" office:value="244784" table:style-name="ce11">
            <text:p>244,784</text:p>
          </table:table-cell>
          <table:table-cell office:value-type="float" office:value="0.11" table:style-name="ce12">
            <text:p>0.11</text:p>
          </table:table-cell>
          <table:table-cell office:value-type="float" office:value="0.01" table:style-name="ce12">
            <text:p>0.01</text:p>
          </table:table-cell>
          <table:table-cell office:value-type="float" office:value="591.33000000000004" table:style-name="ce12">
            <text:p>591.33</text:p>
          </table:table-cell>
          <table:table-cell office:value-type="float" office:value="53957" table:style-name="ce11">
            <text:p>53,957</text:p>
          </table:table-cell>
          <table:table-cell office:value-type="float" office:value="271268" table:style-name="ce11">
            <text:p>271,268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凱基商業銀行</text:span></text:p>
          </table:table-cell>
          <table:table-cell office:value-type="float" office:value="382715" table:style-name="ce11">
            <text:p>382,715</text:p>
          </table:table-cell>
          <table:table-cell office:value-type="float" office:value="190833" table:style-name="ce11">
            <text:p>190,833</text:p>
          </table:table-cell>
          <table:table-cell office:value-type="float" office:value="3113" table:style-name="ce11">
            <text:p>3,113</text:p>
          </table:table-cell>
          <table:table-cell office:value-type="float" office:value="2079" table:style-name="ce11">
            <text:p>2,079</text:p>
          </table:table-cell>
          <table:table-cell office:value-type="float" office:value="1116518" table:style-name="ce11">
            <text:p>1,116,518</text:p>
          </table:table-cell>
          <table:table-cell office:value-type="float" office:value="1030215" table:style-name="ce11">
            <text:p>1,030,215</text:p>
          </table:table-cell>
          <table:table-cell office:value-type="float" office:value="1232899" table:style-name="ce11">
            <text:p>1,232,899</text:p>
          </table:table-cell>
          <table:table-cell office:value-type="float" office:value="4322" table:style-name="ce11">
            <text:p>4,322</text:p>
          </table:table-cell>
          <table:table-cell office:value-type="float" office:value="0.83" table:style-name="ce12">
            <text:p>0.83</text:p>
          </table:table-cell>
          <table:table-cell office:value-type="float" office:value="0.54" table:style-name="ce12">
            <text:p>0.54</text:p>
          </table:table-cell>
          <table:table-cell office:value-type="float" office:value="146.44" table:style-name="ce12">
            <text:p>146.44</text:p>
          </table:table-cell>
          <table:table-cell office:value-type="float" office:value="5415" table:style-name="ce11">
            <text:p>5,415</text:p>
          </table:table-cell>
          <table:table-cell office:value-type="float" office:value="39124" table:style-name="ce11">
            <text:p>39,124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39470" table:style-name="ce11">
            <text:p>639,470</text:p>
          </table:table-cell>
          <table:table-cell office:value-type="float" office:value="325928" table:style-name="ce11">
            <text:p>325,928</text:p>
          </table:table-cell>
          <table:table-cell office:value-type="float" office:value="5203" table:style-name="ce11">
            <text:p>5,203</text:p>
          </table:table-cell>
          <table:table-cell office:value-type="float" office:value="3909" table:style-name="ce11">
            <text:p>3,909</text:p>
          </table:table-cell>
          <table:table-cell office:value-type="float" office:value="1235321" table:style-name="ce11">
            <text:p>1,235,321</text:p>
          </table:table-cell>
          <table:table-cell office:value-type="float" office:value="2356378" table:style-name="ce11">
            <text:p>2,356,378</text:p>
          </table:table-cell>
          <table:table-cell office:value-type="float" office:value="3911881" table:style-name="ce11">
            <text:p>3,911,881</text:p>
          </table:table-cell>
          <table:table-cell office:value-type="float" office:value="23240" table:style-name="ce11">
            <text:p>23,240</text:p>
          </table:table-cell>
          <table:table-cell office:value-type="float" office:value="0.48" table:style-name="ce12">
            <text:p>0.48</text:p>
          </table:table-cell>
          <table:table-cell office:value-type="float" office:value="0" table:style-name="ce12">
            <text:p>0.00</text:p>
          </table:table-cell>
          <table:table-cell office:value-type="float" office:value="456.43" table:style-name="ce12">
            <text:p>456.43</text:p>
          </table:table-cell>
          <table:table-cell office:value-type="float" office:value="9837" table:style-name="ce11">
            <text:p>9,837</text:p>
          </table:table-cell>
          <table:table-cell office:value-type="float" office:value="70938" table:style-name="ce11">
            <text:p>70,938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台新國際商業銀行</text:span></text:p>
          </table:table-cell>
          <table:table-cell office:value-type="float" office:value="6194504" table:style-name="ce11">
            <text:p>6,194,504</text:p>
          </table:table-cell>
          <table:table-cell office:value-type="float" office:value="4134423" table:style-name="ce11">
            <text:p>4,134,423</text:p>
          </table:table-cell>
          <table:table-cell office:value-type="float" office:value="58028" table:style-name="ce11">
            <text:p>58,028</text:p>
          </table:table-cell>
          <table:table-cell office:value-type="float" office:value="25676" table:style-name="ce11">
            <text:p>25,676</text:p>
          </table:table-cell>
          <table:table-cell office:value-type="float" office:value="9741804" table:style-name="ce11">
            <text:p>9,741,804</text:p>
          </table:table-cell>
          <table:table-cell office:value-type="float" office:value="23269895" table:style-name="ce11">
            <text:p>23,269,895</text:p>
          </table:table-cell>
          <table:table-cell office:value-type="float" office:value="48275022" table:style-name="ce11">
            <text:p>48,275,022</text:p>
          </table:table-cell>
          <table:table-cell office:value-type="float" office:value="150815" table:style-name="ce11">
            <text:p>150,815</text:p>
          </table:table-cell>
          <table:table-cell office:value-type="float" office:value="0.12" table:style-name="ce12">
            <text:p>0.12</text:p>
          </table:table-cell>
          <table:table-cell office:value-type="float" office:value="0.01" table:style-name="ce12">
            <text:p>0.01</text:p>
          </table:table-cell>
          <table:table-cell office:value-type="float" office:value="1097.77" table:style-name="ce12">
            <text:p>1,097.77</text:p>
          </table:table-cell>
          <table:table-cell office:value-type="float" office:value="20704" table:style-name="ce11">
            <text:p>20,704</text:p>
          </table:table-cell>
          <table:table-cell office:value-type="float" office:value="116952" table:style-name="ce11">
            <text:p>116,952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日盛國際商業銀行</text:span></text:p>
          </table:table-cell>
          <table:table-cell office:value-type="float" office:value="136068" table:style-name="ce11">
            <text:p>136,068</text:p>
          </table:table-cell>
          <table:table-cell office:value-type="float" office:value="78019" table:style-name="ce11">
            <text:p>78,019</text:p>
          </table:table-cell>
          <table:table-cell office:value-type="float" office:value="80" table:style-name="ce11">
            <text:p>80</text:p>
          </table:table-cell>
          <table:table-cell office:value-type="float" office:value="525" table:style-name="ce11">
            <text:p>525</text:p>
          </table:table-cell>
          <table:table-cell office:value-type="float" office:value="219099" table:style-name="ce11">
            <text:p>219,099</text:p>
          </table:table-cell>
          <table:table-cell office:value-type="float" office:value="57906" table:style-name="ce11">
            <text:p>57,906</text:p>
          </table:table-cell>
          <table:table-cell office:value-type="float" office:value="255333" table:style-name="ce11">
            <text:p>255,333</text:p>
          </table:table-cell>
          <table:table-cell office:value-type="float" office:value="581" table:style-name="ce11">
            <text:p>581</text:p>
          </table:table-cell>
          <table:table-cell office:value-type="float" office:value="0.24" table:style-name="ce12">
            <text:p>0.24</text:p>
          </table:table-cell>
          <table:table-cell office:value-type="float" office:value="0" table:style-name="ce12">
            <text:p>0.00</text:p>
          </table:table-cell>
          <table:table-cell office:value-type="float" office:value="999.85" table:style-name="ce12">
            <text:p>999.85</text:p>
          </table:table-cell>
          <table:table-cell office:value-type="float" office:value="340" table:style-name="ce11">
            <text:p>340</text:p>
          </table:table-cell>
          <table:table-cell office:value-type="float" office:value="3016" table:style-name="ce11">
            <text:p>3,016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安泰商業銀行</text:span></text:p>
          </table:table-cell>
          <table:table-cell office:value-type="float" office:value="123534" table:style-name="ce11">
            <text:p>123,534</text:p>
          </table:table-cell>
          <table:table-cell office:value-type="float" office:value="53179" table:style-name="ce11">
            <text:p>53,179</text:p>
          </table:table-cell>
          <table:table-cell office:value-type="float" office:value="383" table:style-name="ce11">
            <text:p>383</text:p>
          </table:table-cell>
          <table:table-cell office:value-type="float" office:value="504" table:style-name="ce11">
            <text:p>504</text:p>
          </table:table-cell>
          <table:table-cell office:value-type="float" office:value="176370" table:style-name="ce11">
            <text:p>176,370</text:p>
          </table:table-cell>
          <table:table-cell office:value-type="float" office:value="1110707" table:style-name="ce11">
            <text:p>1,110,707</text:p>
          </table:table-cell>
          <table:table-cell office:value-type="float" office:value="328797" table:style-name="ce11">
            <text:p>328,797</text:p>
          </table:table-cell>
          <table:table-cell office:value-type="float" office:value="356" table:style-name="ce11">
            <text:p>356</text:p>
          </table:table-cell>
          <table:table-cell office:value-type="float" office:value="0.2" table:style-name="ce12">
            <text:p>0.20</text:p>
          </table:table-cell>
          <table:table-cell office:value-type="float" office:value="0.04" table:style-name="ce12">
            <text:p>0.04</text:p>
          </table:table-cell>
          <table:table-cell office:value-type="float" office:value="367.02" table:style-name="ce12">
            <text:p>367.02</text:p>
          </table:table-cell>
          <table:table-cell office:value-type="float" office:value="0" table:style-name="ce11">
            <text:p>0</text:p>
          </table:table-cell>
          <table:table-cell office:value-type="float" office:value="3739" table:style-name="ce11">
            <text:p>3,739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中國信託商業銀行</text:span></text:p>
          </table:table-cell>
          <table:table-cell office:value-type="float" office:value="8210016" table:style-name="ce11">
            <text:p>8,210,016</text:p>
          </table:table-cell>
          <table:table-cell office:value-type="float" office:value="5110392" table:style-name="ce11">
            <text:p>5,110,392</text:p>
          </table:table-cell>
          <table:table-cell office:value-type="float" office:value="114897" table:style-name="ce11">
            <text:p>114,897</text:p>
          </table:table-cell>
          <table:table-cell office:value-type="float" office:value="30648" table:style-name="ce11">
            <text:p>30,648</text:p>
          </table:table-cell>
          <table:table-cell office:value-type="float" office:value="15102058" table:style-name="ce11">
            <text:p>15,102,058</text:p>
          </table:table-cell>
          <table:table-cell office:value-type="float" office:value="36960618" table:style-name="ce11">
            <text:p>36,960,618</text:p>
          </table:table-cell>
          <table:table-cell office:value-type="float" office:value="86002752" table:style-name="ce11">
            <text:p>86,002,752</text:p>
          </table:table-cell>
          <table:table-cell office:value-type="float" office:value="579966" table:style-name="ce11">
            <text:p>579,966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433.01" table:style-name="ce12">
            <text:p>433.01</text:p>
          </table:table-cell>
          <table:table-cell office:value-type="float" office:value="60008" table:style-name="ce11">
            <text:p>60,008</text:p>
          </table:table-cell>
          <table:table-cell office:value-type="float" office:value="391461" table:style-name="ce11">
            <text:p>391,461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台灣樂天信用卡股份有限公司</text:span></text:p>
          </table:table-cell>
          <table:table-cell office:value-type="float" office:value="601492" table:style-name="ce11">
            <text:p>601,492</text:p>
          </table:table-cell>
          <table:table-cell office:value-type="float" office:value="186072" table:style-name="ce11">
            <text:p>186,072</text:p>
          </table:table-cell>
          <table:table-cell office:value-type="float" office:value="2079" table:style-name="ce11">
            <text:p>2,079</text:p>
          </table:table-cell>
          <table:table-cell office:value-type="float" office:value="6537" table:style-name="ce11">
            <text:p>6,537</text:p>
          </table:table-cell>
          <table:table-cell office:value-type="float" office:value="544005" table:style-name="ce11">
            <text:p>544,005</text:p>
          </table:table-cell>
          <table:table-cell office:value-type="float" office:value="689621" table:style-name="ce11">
            <text:p>689,621</text:p>
          </table:table-cell>
          <table:table-cell office:value-type="float" office:value="756685" table:style-name="ce11">
            <text:p>756,685</text:p>
          </table:table-cell>
          <table:table-cell office:value-type="float" office:value="4849" table:style-name="ce11">
            <text:p>4,849</text:p>
          </table:table-cell>
          <table:table-cell office:value-type="float" office:value="2.41" table:style-name="ce12">
            <text:p>2.41</text:p>
          </table:table-cell>
          <table:table-cell office:value-type="float" office:value="1.08" table:style-name="ce12">
            <text:p>1.08</text:p>
          </table:table-cell>
          <table:table-cell office:value-type="float" office:value="121.07" table:style-name="ce12">
            <text:p>121.07</text:p>
          </table:table-cell>
          <table:table-cell office:value-type="float" office:value="832" table:style-name="ce11">
            <text:p>832</text:p>
          </table:table-cell>
          <table:table-cell office:value-type="float" office:value="5652" table:style-name="ce11">
            <text:p>5,652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2611" table:style-name="ce11">
            <text:p>172,611</text:p>
          </table:table-cell>
          <table:table-cell office:value-type="float" office:value="100740" table:style-name="ce11">
            <text:p>100,740</text:p>
          </table:table-cell>
          <table:table-cell office:value-type="float" office:value="2542" table:style-name="ce11">
            <text:p>2,542</text:p>
          </table:table-cell>
          <table:table-cell office:value-type="float" office:value="1538" table:style-name="ce11">
            <text:p>1,538</text:p>
          </table:table-cell>
          <table:table-cell office:value-type="float" office:value="236638" table:style-name="ce11">
            <text:p>236,638</text:p>
          </table:table-cell>
          <table:table-cell office:value-type="float" office:value="0" table:style-name="ce11">
            <text:p>0</text:p>
          </table:table-cell>
          <table:table-cell office:value-type="float" office:value="3676397" table:style-name="ce11">
            <text:p>3,676,397</text:p>
          </table:table-cell>
          <table:table-cell office:value-type="float" office:value="873" table:style-name="ce11">
            <text:p>873</text:p>
          </table:table-cell>
          <table:table-cell office:value-type="float" office:value="0.25" table:style-name="ce12">
            <text:p>0.25</text:p>
          </table:table-cell>
          <table:table-cell office:value-type="float" office:value="0" table:style-name="ce12">
            <text:p>0.00</text:p>
          </table:table-cell>
          <table:table-cell office:value-type="float" office:value="708.44" table:style-name="ce12">
            <text:p>708.44</text:p>
          </table:table-cell>
          <table:table-cell office:value-type="float" office:value="5838" table:style-name="ce11">
            <text:p>5,838</text:p>
          </table:table-cell>
          <table:table-cell office:value-type="float" office:value="17795" table:style-name="ce11">
            <text:p>17,795</text:p>
          </table:table-cell>
          <table:table-cell table:number-columns-repeated="16370" table:style-name="ce13"/>
        </table:table-row>
        <table:table-row table:style-name="ro5">
          <table:table-cell office:value-type="string" table:style-name="ce10">
            <text:p><text:span text:style-name="T4">總計</text:span></text:p>
          </table:table-cell>
          <table:table-cell office:value-type="float" office:value="54166677" table:style-name="ce11">
            <text:p>54,166,677</text:p>
          </table:table-cell>
          <table:table-cell office:value-type="float" office:value="34374784" table:style-name="ce11">
            <text:p>34,374,784</text:p>
          </table:table-cell>
          <table:table-cell office:value-type="float" office:value="543748" table:style-name="ce11">
            <text:p>543,748</text:p>
          </table:table-cell>
          <table:table-cell office:value-type="float" office:value="297344" table:style-name="ce11">
            <text:p>297,344</text:p>
          </table:table-cell>
          <table:table-cell office:value-type="float" office:value="100380726" table:style-name="ce11">
            <text:p>100,380,726</text:p>
          </table:table-cell>
          <table:table-cell office:value-type="float" office:value="192366155" table:style-name="ce11">
            <text:p>192,366,155</text:p>
          </table:table-cell>
          <table:table-cell office:value-type="float" office:value="407863535" table:style-name="ce11">
            <text:p>407,863,535</text:p>
          </table:table-cell>
          <table:table-cell office:value-type="float" office:value="1721564" table:style-name="ce11">
            <text:p>1,721,564</text:p>
          </table:table-cell>
          <table:table-cell office:value-type="float" office:value="0.14118002855385281" table:style-name="ce12">
            <text:p>0.14</text:p>
          </table:table-cell>
          <table:table-cell office:value-type="float" office:value="0.02" table:style-name="ce12">
            <text:p>0.02</text:p>
          </table:table-cell>
          <table:table-cell office:value-type="float" office:value="541.63308953674311" table:style-name="ce12">
            <text:p>541.63</text:p>
          </table:table-cell>
          <table:table-cell office:value-type="float" office:value="359054" table:style-name="ce11">
            <text:p>359,054</text:p>
          </table:table-cell>
          <table:table-cell office:value-type="float" office:value="2017102" table:style-name="ce11">
            <text:p>2,017,102</text:p>
          </table:table-cell>
          <table:table-cell table:number-columns-repeated="16370" table:style-name="ce13"/>
        </table:table-row>
        <table:table-row table:style-name="ro5">
          <table:table-cell table:number-columns-repeated="16384" table:style-name="ce13"/>
        </table:table-row>
        <table:table-row table:style-name="ro5">
          <table:table-cell office:value-type="string" table:style-name="ce14">
            <text:p><text:span text:style-name="T6">一、資料來源：各金融機構自行申報。</text:span>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<text:span text:style-name="T6">二、揭露項目及認定標準：</text:span>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3"/>
        </table:table-row>
        <table:table-row table:number-rows-repeated="4" table:style-name="ro5">
          <table:table-cell table:number-columns-repeated="16384" table:style-name="ce13"/>
        </table:table-row>
        <table:table-row table:number-rows-repeated="1048518" table:style-name="ro2">
          <table:table-cell table:number-columns-repeated="16384"/>
        </table:table-row>
        <table:named-expressions>
          <table:named-range table:name="外部資料_1" table:cell-range-address="11107.$A$1:11107.$N$23" table:base-cell-address="11107.$A$1"/>
          <table:named-range table:name="外部資料_10" table:cell-range-address="11107.$A$1:11107.$N$23" table:base-cell-address="11107.$A$1"/>
          <table:named-range table:name="外部資料_11" table:cell-range-address="11107.$A$1:11107.$N$23" table:base-cell-address="11107.$A$1"/>
          <table:named-range table:name="外部資料_12" table:cell-range-address="11107.$A$1:11107.$N$23" table:base-cell-address="11107.$A$1"/>
          <table:named-range table:name="外部資料_13" table:cell-range-address="11107.$A$1:11107.$N$23" table:base-cell-address="11107.$A$1"/>
          <table:named-range table:name="外部資料_14" table:cell-range-address="11107.$A$1:11107.$N$23" table:base-cell-address="11107.$A$1"/>
          <table:named-range table:name="外部資料_15" table:cell-range-address="11107.$A$1:11107.$N$23" table:base-cell-address="11107.$A$1"/>
          <table:named-range table:name="外部資料_16" table:cell-range-address="11107.$A$1:11107.$N$23" table:base-cell-address="11107.$A$1"/>
          <table:named-range table:name="外部資料_17" table:cell-range-address="11107.$A$1:11107.$N$23" table:base-cell-address="11107.$A$1"/>
          <table:named-range table:name="外部資料_18" table:cell-range-address="11107.$A$1:11107.$N$23" table:base-cell-address="11107.$A$1"/>
          <table:named-range table:name="外部資料_19" table:cell-range-address="11107.$A$1:11107.$N$23" table:base-cell-address="11107.$A$1"/>
          <table:named-range table:name="外部資料_2" table:cell-range-address="11107.$A$1:11107.$N$23" table:base-cell-address="11107.$A$1"/>
          <table:named-range table:name="外部資料_20" table:cell-range-address="11107.$A$1:11107.$N$23" table:base-cell-address="11107.$A$1"/>
          <table:named-range table:name="外部資料_21" table:cell-range-address="11107.$A$1:11107.$N$23" table:base-cell-address="11107.$A$1"/>
          <table:named-range table:name="外部資料_22" table:cell-range-address="11107.$A$1:11107.$N$23" table:base-cell-address="11107.$A$1"/>
          <table:named-range table:name="外部資料_23" table:cell-range-address="11107.$A$1:11107.$N$23" table:base-cell-address="11107.$A$1"/>
          <table:named-range table:name="外部資料_24" table:cell-range-address="11107.$A$1:11107.$N$23" table:base-cell-address="11107.$A$1"/>
          <table:named-range table:name="外部資料_25" table:cell-range-address="11107.$A$1:11107.$N$23" table:base-cell-address="11107.$A$1"/>
          <table:named-range table:name="外部資料_26" table:cell-range-address="11107.$A$1:11107.$N$23" table:base-cell-address="11107.$A$1"/>
          <table:named-range table:name="外部資料_27" table:cell-range-address="11107.$A$1:11107.$N$23" table:base-cell-address="11107.$A$1"/>
          <table:named-range table:name="外部資料_28" table:cell-range-address="11107.$A$1:11107.$N$23" table:base-cell-address="11107.$A$1"/>
          <table:named-range table:name="外部資料_29" table:cell-range-address="11107.$A$1:11107.$N$23" table:base-cell-address="11107.$A$1"/>
          <table:named-range table:name="外部資料_3" table:cell-range-address="11107.$A$1:11107.$N$23" table:base-cell-address="11107.$A$1"/>
          <table:named-range table:name="外部資料_30" table:cell-range-address="11107.$A$1:11107.$N$23" table:base-cell-address="11107.$A$1"/>
          <table:named-range table:name="外部資料_31" table:cell-range-address="11107.$A$1:11107.$N$23" table:base-cell-address="11107.$A$1"/>
          <table:named-range table:name="外部資料_32" table:cell-range-address="11107.$A$1:11107.$N$23" table:base-cell-address="11107.$A$1"/>
          <table:named-range table:name="外部資料_33" table:cell-range-address="11107.$A$1:11107.$N$23" table:base-cell-address="11107.$A$1"/>
          <table:named-range table:name="外部資料_34" table:cell-range-address="11107.$A$1:11107.$N$23" table:base-cell-address="11107.$A$1"/>
          <table:named-range table:name="外部資料_35" table:cell-range-address="11107.$A$1:11107.$N$23" table:base-cell-address="11107.$A$1"/>
          <table:named-range table:name="外部資料_36" table:cell-range-address="11107.$A$1:11107.$N$23" table:base-cell-address="11107.$A$1"/>
          <table:named-range table:name="外部資料_37" table:cell-range-address="11107.$A$1:11107.$N$23" table:base-cell-address="11107.$A$1"/>
          <table:named-range table:name="外部資料_38" table:cell-range-address="11107.$A$1:11107.$N$23" table:base-cell-address="11107.$A$1"/>
          <table:named-range table:name="外部資料_39" table:cell-range-address="11107.$A$1:11107.$N$23" table:base-cell-address="11107.$A$1"/>
          <table:named-range table:name="外部資料_4" table:cell-range-address="11107.$A$1:11107.$N$23" table:base-cell-address="11107.$A$1"/>
          <table:named-range table:name="外部資料_40" table:cell-range-address="11107.$A$1:11107.$N$23" table:base-cell-address="11107.$A$1"/>
          <table:named-range table:name="外部資料_41" table:cell-range-address="11107.$A$1:11107.$N$23" table:base-cell-address="11107.$A$1"/>
          <table:named-range table:name="外部資料_42" table:cell-range-address="11107.$A$1:11107.$N$23" table:base-cell-address="11107.$A$1"/>
          <table:named-range table:name="外部資料_43" table:cell-range-address="11107.$A$1:11107.$N$23" table:base-cell-address="11107.$A$1"/>
          <table:named-range table:name="外部資料_44" table:cell-range-address="11107.$A$1:11107.$N$23" table:base-cell-address="11107.$A$1"/>
          <table:named-range table:name="外部資料_45" table:cell-range-address="11107.$A$1:11107.$N$23" table:base-cell-address="11107.$A$1"/>
          <table:named-range table:name="外部資料_46" table:cell-range-address="11107.$A$1:11107.$N$23" table:base-cell-address="11107.$A$1"/>
          <table:named-range table:name="外部資料_47" table:cell-range-address="11107.$A$1:11107.$N$23" table:base-cell-address="11107.$A$1"/>
          <table:named-range table:name="外部資料_48" table:cell-range-address="11107.$A$1:11107.$N$23" table:base-cell-address="11107.$A$1"/>
          <table:named-range table:name="外部資料_49" table:cell-range-address="11107.$A$1:11107.$N$23" table:base-cell-address="11107.$A$1"/>
          <table:named-range table:name="外部資料_5" table:cell-range-address="11107.$A$1:11107.$N$23" table:base-cell-address="11107.$A$1"/>
          <table:named-range table:name="外部資料_50" table:cell-range-address="11107.$A$1:11107.$N$23" table:base-cell-address="11107.$A$1"/>
          <table:named-range table:name="外部資料_51" table:cell-range-address="11107.$A$1:11107.$N$23" table:base-cell-address="11107.$A$1"/>
          <table:named-range table:name="外部資料_52" table:cell-range-address="11107.$A$1:11107.$N$23" table:base-cell-address="11107.$A$1"/>
          <table:named-range table:name="外部資料_53" table:cell-range-address="11107.$A$1:11107.$N$23" table:base-cell-address="11107.$A$1"/>
          <table:named-range table:name="外部資料_54" table:cell-range-address="11107.$A$1:11107.$N$23" table:base-cell-address="11107.$A$1"/>
          <table:named-range table:name="外部資料_55" table:cell-range-address="11107.$A$1:11107.$N$23" table:base-cell-address="11107.$A$1"/>
          <table:named-range table:name="外部資料_56" table:cell-range-address="11107.$A$1:11107.$N$23" table:base-cell-address="11107.$A$1"/>
          <table:named-range table:name="外部資料_57" table:cell-range-address="11107.$A$1:11107.$N$23" table:base-cell-address="11107.$A$1"/>
          <table:named-range table:name="外部資料_58" table:cell-range-address="11107.$A$1:11107.$N$23" table:base-cell-address="11107.$A$1"/>
          <table:named-range table:name="外部資料_59" table:cell-range-address="11107.$A$1:11107.$N$23" table:base-cell-address="11107.$A$1"/>
          <table:named-range table:name="外部資料_6" table:cell-range-address="11107.$A$1:11107.$N$23" table:base-cell-address="11107.$A$1"/>
          <table:named-range table:name="外部資料_60" table:cell-range-address="11107.$A$1:11107.$N$23" table:base-cell-address="11107.$A$1"/>
          <table:named-range table:name="外部資料_61" table:cell-range-address="11107.$A$1:11107.$N$23" table:base-cell-address="11107.$A$1"/>
          <table:named-range table:name="外部資料_62" table:cell-range-address="11107.$A$1:11107.$N$23" table:base-cell-address="11107.$A$1"/>
          <table:named-range table:name="外部資料_63" table:cell-range-address="11107.$A$1:11107.$N$23" table:base-cell-address="11107.$A$1"/>
          <table:named-range table:name="外部資料_64" table:cell-range-address="11107.$A$1:11107.$N$23" table:base-cell-address="11107.$A$1"/>
          <table:named-range table:name="外部資料_65" table:cell-range-address="11107.$A$1:11107.$N$23" table:base-cell-address="11107.$A$1"/>
          <table:named-range table:name="外部資料_66" table:cell-range-address="11107.$A$1:11107.$N$23" table:base-cell-address="11107.$A$1"/>
          <table:named-range table:name="外部資料_67" table:cell-range-address="11107.$A$1:11107.$N$23" table:base-cell-address="11107.$A$1"/>
          <table:named-range table:name="外部資料_68" table:cell-range-address="11107.$A$1:11107.$N$23" table:base-cell-address="11107.$A$1"/>
          <table:named-range table:name="外部資料_69" table:cell-range-address="11107.$A$1:11107.$N$23" table:base-cell-address="11107.$A$1"/>
          <table:named-range table:name="外部資料_7" table:cell-range-address="11107.$A$1:11107.$N$23" table:base-cell-address="11107.$A$1"/>
          <table:named-range table:name="外部資料_70" table:cell-range-address="11107.$A$1:11107.$N$23" table:base-cell-address="11107.$A$1"/>
          <table:named-range table:name="外部資料_71" table:cell-range-address="11107.$A$1:11107.$N$23" table:base-cell-address="11107.$A$1"/>
          <table:named-range table:name="外部資料_72" table:cell-range-address="11107.$A$1:11107.$N$23" table:base-cell-address="11107.$A$1"/>
          <table:named-range table:name="外部資料_73" table:cell-range-address="11107.$A$1:11107.$N$23" table:base-cell-address="11107.$A$1"/>
          <table:named-range table:name="外部資料_74" table:cell-range-address="11107.$A$1:11107.$N$23" table:base-cell-address="11107.$A$1"/>
          <table:named-range table:name="外部資料_75" table:cell-range-address="11107.$A$1:11107.$N$23" table:base-cell-address="11107.$A$1"/>
          <table:named-range table:name="外部資料_76" table:cell-range-address="11107.$A$1:11107.$N$23" table:base-cell-address="11107.$A$1"/>
          <table:named-range table:name="外部資料_77" table:cell-range-address="11107.$A$1:11107.$N$23" table:base-cell-address="11107.$A$1"/>
          <table:named-range table:name="外部資料_78" table:cell-range-address="11107.$A$1:11107.$N$23" table:base-cell-address="11107.$A$1"/>
          <table:named-range table:name="外部資料_79" table:cell-range-address="11107.$A$1:11107.$N$23" table:base-cell-address="11107.$A$1"/>
          <table:named-range table:name="外部資料_8" table:cell-range-address="11107.$A$1:11107.$N$23" table:base-cell-address="11107.$A$1"/>
          <table:named-range table:name="外部資料_80" table:cell-range-address="11107.$A$1:11107.$N$23" table:base-cell-address="11107.$A$1"/>
          <table:named-range table:name="外部資料_81" table:cell-range-address="11107.$A$1:11107.$N$23" table:base-cell-address="11107.$A$1"/>
          <table:named-range table:name="外部資料_82" table:cell-range-address="11107.$A$1:11107.$N$23" table:base-cell-address="11107.$A$1"/>
          <table:named-range table:name="外部資料_83" table:cell-range-address="11107.$A$1:11107.$N$23" table:base-cell-address="11107.$A$1"/>
          <table:named-range table:name="外部資料_84" table:cell-range-address="11107.$A$1:11107.$N$23" table:base-cell-address="11107.$A$1"/>
          <table:named-range table:name="外部資料_85" table:cell-range-address="11107.$A$1:11107.$N$23" table:base-cell-address="11107.$A$1"/>
          <table:named-range table:name="外部資料_86" table:cell-range-address="11107.$A$1:11107.$N$23" table:base-cell-address="11107.$A$1"/>
          <table:named-range table:name="外部資料_9" table:cell-range-address="11107.$A$1:11107.$N$23" table:base-cell-address="11107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毛嵩傑</meta:initial-creator>
    <dc:creator>毛嵩傑</dc:creator>
    <meta:creation-date>2022-08-30T03:05:05Z</meta:creation-date>
    <dc:date>2022-08-30T03:06:45Z</dc:date>
  </office:meta>
</office:document-meta>
</file>